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53cm" svg:stroke-color="#000000" draw:marker-start-width="0.727cm" draw:marker-end-width="0.727cm" draw:stroke-linejoin="miter" draw:fill="none" draw:textarea-horizontal-align="justify" draw:textarea-vertical-align="middle" draw:auto-grow-height="false" fo:min-height="13.79cm" fo:min-width="9.29cm" fo:padding-top="0.299cm" fo:padding-bottom="0.299cm" fo:padding-left="0.424cm" fo:padding-right="0.4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7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beration Serif" fo:font-weight="normal"/>
    </style:style>
    <style:style style:name="P3" style:family="paragraph">
      <loext:graphic-properties draw:fill="none" draw:fill-color="#ffffff"/>
      <style:text-properties style:font-name="Liberation Serif" fo:font-size="24pt" fo:font-weight="normal" style:font-size-asian="24pt" style:font-size-complex="24pt"/>
    </style:style>
    <style:style style:name="P4" style:family="paragraph">
      <style:paragraph-properties fo:text-align="end"/>
      <style:text-properties style:font-name="Liberation Serif" fo:font-weight="normal"/>
    </style:style>
    <style:style style:name="P5" style:family="paragraph">
      <loext:graphic-properties draw:fill="none" draw:fill-color="#ffffff"/>
      <style:paragraph-properties fo:text-align="end"/>
      <style:text-properties style:font-name="Liberation Serif" fo:font-size="26pt" fo:font-weight="normal" style:font-size-asian="26pt" style:font-size-complex="26pt"/>
    </style:style>
    <style:style style:name="T1" style:family="text">
      <style:text-properties fo:font-size="226.5pt" style:font-size-asian="226.5pt" style:font-size-complex="226.5pt"/>
    </style:style>
    <style:style style:name="T2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4.25cm" svg:x="0.25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161cm" svg:height="9.099cm" svg:x="1.67cm" svg:y="0.952cm">
          <draw:text-box>
            <text:p text:style-name="P2"><text:span text:style-name="T1">S</text:span><text:span text:style-name="T1">i</text:span></text:p>
          </draw:text-box>
        </draw:frame>
        <draw:frame draw:style-name="gr3" draw:text-style-name="P5" draw:layer="layout" svg:width="7.571cm" svg:height="3.376cm" svg:x="1.729cm" svg:y="9.453cm">
          <draw:text-box>
            <text:p text:style-name="P4"><text:span text:style-name="T2">Sili</text:span><text:span text:style-name="T2">c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0T15:20:46.296968870</meta:creation-date>
    <dc:date>2022-03-20T16:59:36.914599080</dc:date>
    <meta:editing-duration>PT1H38M46S</meta:editing-duration>
    <meta:editing-cycles>12</meta:editing-cycles>
    <meta:generator>LibreOffice/7.3.1.3$Linux_X86_64 LibreOffice_project/30$Build-3</meta:generator>
    <meta:document-statistic meta:object-count="3"/>
  </office:meta>
</office:document-meta>
</file>